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ummypage" style:family="paragraph" style:parent-style-name="none">
      <style:paragraph-properties fo:break-after="page"/>
    </style:style>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1:58:34</meta:creation-date>
    <dc:creator>Trihus</dc:creator>
    <dc:date>2012-04-18T11:58:3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artFile2"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